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ae9f"/>
    </style:style>
    <style:style style:name="P2" style:family="paragraph" style:parent-style-name="Standard">
      <style:text-properties officeooo:rsid="000aae9f" officeooo:paragraph-rsid="000aae9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void main ()</text:p>
      <text:p text:style-name="Standard">{</text:p>
      <text:p text:style-name="Standard"><text:s text:c="3"/>int num[20];</text:p>
      <text:p text:style-name="Standard"/>
      <text:p text:style-name="Standard"><text:s text:c="3"/>int i, j, a, n;</text:p>
      <text:p text:style-name="Standard"/>
      <text:p text:style-name="Standard"><text:s text:c="3"/>printf("enter number of elements in an array\n");</text:p>
      <text:p text:style-name="Standard"/>
      <text:p text:style-name="Standard"><text:s text:c="3"/>scanf("%d", &amp;n);</text:p>
      <text:p text:style-name="Standard"/>
      <text:p text:style-name="Standard"><text:s text:c="4"/>printf("Enter the elements\n");</text:p>
      <text:p text:style-name="Standard"/>
      <text:p text:style-name="Standard"><text:s text:c="3"/>for (i = 0; i &lt; n; ++i)</text:p>
      <text:p text:style-name="Standard"/>
      <text:p text:style-name="Standard"><text:s text:c="6"/>scanf("%d", &amp;num[i]);</text:p>
      <text:p text:style-name="Standard"/>
      <text:p text:style-name="P1"><text:s text:c="3"/>for (i = 0; i &lt; n; ++i)</text:p>
      <text:p text:style-name="P1">{</text:p>
      <text:p text:style-name="P1"><text:s text:c="9"/>for (j = i + 1; j &lt; n; ++j)</text:p>
      <text:p text:style-name="P1"><text:s text:c="8"/>{</text:p>
      <text:p text:style-name="Standard"/>
      <text:p text:style-name="P1"><text:s text:c="11"/>if (num[i] &gt; num[j])</text:p>
      <text:p text:style-name="P1"><text:s text:c="13"/>{</text:p>
      <text:p text:style-name="Standard"><text:s text:c="17"/>a = num[i];</text:p>
      <text:p text:style-name="Standard"><text:s text:c="2"/></text:p>
      <text:p text:style-name="Standard"><text:s text:c="18"/>num[i] = num[j];</text:p>
      <text:p text:style-name="Standard"/>
      <text:p text:style-name="Standard"><text:s text:c="17"/>num[j] = a;</text:p>
      <text:p text:style-name="Standard"><text:s text:c="13"/>}</text:p>
      <text:p text:style-name="Standard"><text:s text:c="6"/>}</text:p>
      <text:p text:style-name="Standard"><text:s text:c="3"/>}</text:p>
      <text:p text:style-name="Standard"><text:s text:c="3"/>printf ("the numbers in asscending order is :\n");</text:p>
      <text:p text:style-name="Standard"/>
      <text:p text:style-name="Standard"><text:s text:c="3"/>for (i=0; i&lt;n; ++i)</text:p>
      <text:p text:style-name="Standard"/>
      <text:p text:style-name="Standard"><text:s text:c="3"/>printf ("%d\n", num[i]);</text:p>
      <text:p text:style-name="Standard"/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2">Output</text:span> <text:s text:c="3"/><text:span text:style-name="T3">:</text:span></text:p>
      <text:p text:style-name="P2"><text:span text:style-name="T3"/></text:p>
      <text:p text:style-name="P2"><text:span text:style-name="T3"/></text:p>
      <text:p text:style-name="P2"><text:soft-page-break/><text:span text:style-name="T3">enter number of elements in an array</text:span></text:p>
      <text:p text:style-name="P2"><text:span text:style-name="T3">5</text:span></text:p>
      <text:p text:style-name="P2"><text:span text:style-name="T3">Enter the elements</text:span></text:p>
      <text:p text:style-name="P2"><text:span text:style-name="T3">6</text:span></text:p>
      <text:p text:style-name="P2"><text:span text:style-name="T3">7</text:span></text:p>
      <text:p text:style-name="P2"><text:span text:style-name="T3">3</text:span></text:p>
      <text:p text:style-name="P2"><text:span text:style-name="T3">8</text:span></text:p>
      <text:p text:style-name="P2"><text:span text:style-name="T3">2</text:span></text:p>
      <text:p text:style-name="P2"><text:span text:style-name="T3">the numbers in asscending order is :</text:span></text:p>
      <text:p text:style-name="P2"><text:span text:style-name="T3">2</text:span></text:p>
      <text:p text:style-name="P2"><text:span text:style-name="T3">3</text:span></text:p>
      <text:p text:style-name="P2"><text:span text:style-name="T3">6</text:span></text:p>
      <text:p text:style-name="P2"><text:span text:style-name="T3">7</text:span></text:p>
      <text:p text:style-name="P2"><text:span text:style-name="T3">8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4:26:52.193241917</meta:creation-date>
    <dc:date>2022-09-14T14:33:05.577375234</dc:date>
    <meta:editing-duration>PT6M13S</meta:editing-duration>
    <meta:editing-cycles>1</meta:editing-cycles>
    <meta:document-statistic meta:table-count="0" meta:image-count="0" meta:object-count="0" meta:page-count="2" meta:paragraph-count="42" meta:word-count="118" meta:character-count="672" meta:non-whitespace-character-count="438"/>
    <meta:generator>LibreOffice/6.4.7.2$Linux_X86_64 LibreOffice_project/40$Build-2</meta:generator>
  </office:meta>
</office:document-meta>
</file>